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style="italic" style:text-underline-style="none" style:font-style-asian="italic" style:font-style-complex="italic"/>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orking title*</text:p>
      <text:p text:style-name="Standard"/>
      <text:p text:style-name="P1">Gruppe medlemmer: </text:p>
      <text:list xml:id="list444261426" text:style-name="L1">
        <text:list-item>
          <text:p text:style-name="P5">Mikkel Antonsen</text:p>
        </text:list-item>
        <text:list-item>
          <text:p text:style-name="P5">Magnus Kirø</text:p>
        </text:list-item>
        <text:list-item>
          <text:p text:style-name="P5">Jørgen Nordmoen</text:p>
        </text:list-item>
        <text:list-item>
          <text:p text:style-name="P5">Ola Martin Støvneng</text:p>
        </text:list-item>
      </text:list>
      <text:p text:style-name="Standard"/>
      <text:p text:style-name="Standard"/>
      <text:p text:style-name="Standard">Vi vil gjennomføre spillprosjektet fordi vi tror det er god læring</text:p>
      <text:p text:style-name="Standard">kombinert med noe morsomt. Gjennom spillprosjektet tror vi at vi kan lære</text:p>
      <text:p text:style-name="Standard">mye mer om programmering, strukturert utviklingsarbeid og teamarbeid.</text:p>
      <text:p text:style-name="Standard"/>
      <text:p text:style-name="P1">Beskrivelse av spillet:</text:p>
      <text:p text:style-name="P2">Spillet er et puzzle basert plattformspill. Målet med spillet er å komme fra A til B. Teknikken spilleren må lære seg for å komme fra A til B er å aktivt benytte seg av muligheten til å «lage et spøkelse av seg selv». <text:s/>Dette lar seg best forklare med et eksempel.</text:p>
      <text:p text:style-name="Standard"/>
      <text:p text:style-name="P3">Eksempel:</text:p>
      <text:p text:style-name="Standard">Du skal opp på en plattform som du ikke er i stand til å hoppe opp til selv. Det du da må gjøre er å gå bort til plattformen og trykke en designert knapp. Du vil da havne tilbake der hvor du startet, men sammen med deg vil det nå være et «spøkelse» av deg selv som utfører de handlingen du akkurat gjorde før siste gang «poffet». I dette eksemplet vil «spøkelse» gå bort til plattformen og stå stille slik at du kan bruke «spøkelse» som en avsats sånn at du kan komme deg opp til plattformen og klare banen.</text:p>
      <text:p text:style-name="Standard"/>
      <text:p text:style-name="Standard">Dette er dog ikke et originalt konsept (<text:a xlink:type="simple" xlink:href="http://armorgames.com/play/4918/the-company-of-myself">http://armorgames.com/play/4918/the-company-of-myself</text:a>), men vi har lyst til å prøve å lage en etterligning fordi konseptet er morsomt og vi tror det vil være utfordrende å programmere.</text:p>
      <text:p text:style-name="Standard"/>
      <text:p text:style-name="Standard">Spillet vil også ha en highscore liste som ligger ute på nettet som skal kunne rangere etter forskjellige parametere, det vil være muligheter for å laste opp til denne listen, men også å bare ha en lokal highscore.</text:p>
      <text:p text:style-name="Standard"/>
      <text:p text:style-name="P1">Utvikling av spillet:</text:p>
      <text:p text:style-name="P2">Vi kommer til å basere spillutviklingen på klassediagrammer(se vedlegg). Dette gjør vi fordi det vil gi oss en oversikt fra dag én over hvordan utviklingen skal foregå og det gir oss en enkel måte å se hvordan de forskjellige metodene skal arbeide sammen uten at metodene er lag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3T11:31:47</meta:creation-date>
    <dc:date>2010-03-25T10:57:34</dc:date>
    <meta:editing-duration>PT00H55M24S</meta:editing-duration>
    <meta:editing-cycles>12</meta:editing-cycles>
    <meta:generator>OpenOffice.org/3.1$Unix OpenOffice.org_project/310m19$Build-9420</meta:generator>
    <meta:document-statistic meta:table-count="0" meta:image-count="0" meta:object-count="0" meta:page-count="1" meta:paragraph-count="17" meta:word-count="324" meta:character-count="1848"/>
  </office:meta>
</office:document-meta>
</file>